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75mm"/>
    </style:style>
    <style:style style:name="co2" style:family="table-column">
      <style:table-column-properties fo:break-before="auto" style:column-width="9.81mm"/>
    </style:style>
    <style:style style:name="co3" style:family="table-column">
      <style:table-column-properties fo:break-before="auto" style:column-width="59.11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74.15mm"/>
    </style:style>
    <style:style style:name="co6" style:family="table-column">
      <style:table-column-properties fo:break-before="auto" style:column-width="63.43mm"/>
    </style:style>
    <style:style style:name="co7" style:family="table-column">
      <style:table-column-properties fo:break-before="auto" style:column-width="60.43mm"/>
    </style:style>
    <style:style style:name="co8" style:family="table-column">
      <style:table-column-properties fo:break-before="auto" style:column-width="10.72mm"/>
    </style:style>
    <style:style style:name="co9" style:family="table-column">
      <style:table-column-properties fo:break-before="auto" style:column-width="62.78mm"/>
    </style:style>
    <style:style style:name="co10" style:family="table-column">
      <style:table-column-properties fo:break-before="auto" style:column-width="12.81mm"/>
    </style:style>
    <style:style style:name="co11" style:family="table-column">
      <style:table-column-properties fo:break-before="auto" style:column-width="53.62mm"/>
    </style:style>
    <style:style style:name="co12" style:family="table-column">
      <style:table-column-properties fo:break-before="auto" style:column-width="9.93mm"/>
    </style:style>
    <style:style style:name="co13" style:family="table-column">
      <style:table-column-properties fo:break-before="auto" style:column-width="77.4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no-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200" fo:wrap-option="wra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dddddd" fo:wrap-option="wrap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default-cell-style-name="ce8"/>
        <table:table-column table:style-name="co5" table:default-cell-style-name="ce2"/>
        <table:table-column table:style-name="co2" table:default-cell-style-name="ce8"/>
        <table:table-column table:style-name="co6" table:default-cell-style-name="ce2"/>
        <table:table-column table:style-name="co4" table:default-cell-style-name="ce8"/>
        <table:table-column table:style-name="co7" table:default-cell-style-name="ce2"/>
        <table:table-column table:style-name="co8" table:default-cell-style-name="ce8"/>
        <table:table-column table:style-name="co9" table:default-cell-style-name="ce2"/>
        <table:table-column table:style-name="co10" table:default-cell-style-name="ce8"/>
        <table:table-column table:style-name="co11" table:default-cell-style-name="ce2"/>
        <table:table-column table:style-name="co12" table:default-cell-style-name="ce8"/>
        <table:table-column table:style-name="co13" table:default-cell-style-name="ce2"/>
        <table:table-column table:style-name="co14" table:number-columns-repeated="1009" table:default-cell-style-name="ce2"/>
        <table:table-row table:style-name="ro1">
          <table:table-cell table:style-name="ce1" office:value-type="string" calcext:value-type="string">
            <text:p>hair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head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eyeballs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eyelashes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upper_body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lower_body</text:p>
          </table:table-cell>
          <table:table-cell table:style-name="ce7" office:value-type="string" calcext:value-type="string">
            <text:p>orig verts</text:p>
          </table:table-cell>
          <table:table-cell table:style-name="ce1" office:value-type="string" calcext:value-type="string">
            <text:p>skirt</text:p>
          </table:table-cell>
          <table:table-cell table:style-name="ce7" office:value-type="string" calcext:value-type="string">
            <text:p>orig verts</text:p>
          </table:table-cell>
          <table:table-cell table:style-name="ce15" office:value-type="string" calcext:value-type="string">
            <text:p>BoM</text:p>
          </table:table-cell>
          <table:table-cell table:style-name="ce16"/>
          <table:table-cell table:style-name="ce17" table:number-columns-repeated="1000"/>
          <table:table-cell table:style-name="ce16" table:number-columns-repeated="8"/>
        </table:table-row>
        <table:table-row table:style-name="ro2">
          <table:table-cell office:value-type="string" calcext:value-type="string">
            <text:p>Bangs_Back_Dow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ced_Eyebrow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yeball_Size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Blink_both</text:p>
          </table:table-cell>
          <table:table-cell table:style-name="ce14" office:value-type="float" office:value="26" calcext:value-type="float">
            <text:p>26</text:p>
          </table:table-cell>
          <table:table-cell office:value-type="string" calcext:value-type="string">
            <text:p>Big_Belly_Torso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ig_Belly_Leg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kirt_belly</text:p>
          </table:table-cell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aux_base.tg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gs_Back_Up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ttached_Earlobe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link_Lef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g_Ches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ig_Butt_Leg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kirt_bigbut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texture local_texture="aux1_tatto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gs_Front_Dow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ggy_Ey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yewhite.tga</text:p>
          </table:table-cell>
          <table:table-cell/>
          <table:table-cell office:value-type="string" calcext:value-type="string">
            <text:p>Blink_Righ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east_Female_Cleavag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owed_Leg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kirt_bowleg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texture local_texture="aux2_tatto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gs_Front_U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g_Brow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Bug_Eyed_Head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Breast_Gravity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isplace_Loose_Lowerbody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skirt_bust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lt;texture local_texture="aux3_tattoo"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gs_Part_Midd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g_Ear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yeBallLeftMesh lod=0 min_pixel_width=320 </text:p>
          </table:table-cell>
          <table:table-cell/>
          <table:table-cell office:value-type="string" calcext:value-type="string">
            <text:p>Egg_Hea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hest_Male_No_Pec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at_Leg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skirt_chubby</text:p>
          </table:table-cell>
          <table:table-cell office:value-type="float" office:value="176" calcext:value-type="float">
            <text:p>17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ngs_Sides_Dow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ink_B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yeBallLeftMesh lod=1 min_pixel_width=80 </text:p>
          </table:table-cell>
          <table:table-cell/>
          <table:table-cell office:value-type="string" calcext:value-type="string">
            <text:p>Elongate_Hea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isplace_Loose_Upperbody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Foot_Siz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kirt_loos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&lt;texture local_texture="leftarm_tatto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gs_Sides_U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ink_Lef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yeBallRightMesh lod=0 min_pixel_width=320 </text:p>
          </table:table-cell>
          <table:table-cell/>
          <table:table-cell office:value-type="string" calcext:value-type="string">
            <text:p>Express_Afraid_Emot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at_Torso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Leg_Longcuff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kirt_lovehand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texture local_texture="leftleg_tatto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longate_Head_Hair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link_Righ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yeBallRightMesh lod=1 min_pixel_width=80 </text:p>
          </table:table-cell>
          <table:table-cell/>
          <table:table-cell office:value-type="string" calcext:value-type="string">
            <text:p>Express_Anger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ingernails_Lo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eg_Pantflai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kirt_male</text:p>
          </table:table-cell>
          <table:table-cell office:value-type="float" office:value="123" calcext:value-type="float">
            <text:p>1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ir_Back_Down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road_Nostrils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Express_Bored_Emo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nds_Fist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Low_Crotc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kirt_poofy</text:p>
          </table:table-cell>
          <table:table-cell office:value-type="float" office:value="146" calcext:value-type="float">
            <text:p>1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ir_Back_Up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ug_Eyed_Head</text:p>
          </table:table-cell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&lt;texture local_texture="eyes_iris"/&gt;</text:p>
          </table:table-cell>
          <table:table-cell/>
          <table:table-cell office:value-type="string" calcext:value-type="string">
            <text:p>Express_Cry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_Fist_L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le_Leg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skirt_saddlebags</text:p>
          </table:table-cell>
          <table:table-cell office:value-type="float" office:value="114" calcext:value-type="float">
            <text:p>1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ir_Big_Back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ulbous_Nose</text:p>
          </table:table-cell>
          <table:table-cell office:value-type="float" office:value="144" calcext:value-type="float">
            <text:p>144</text:p>
          </table:table-cell>
          <table:table-cell table:style-name="ce5" office:value-type="string" calcext:value-type="string">
            <text:p>&lt;texture local_texture="eyes_alpha"/&gt;</text:p>
          </table:table-cell>
          <table:table-cell/>
          <table:table-cell office:value-type="string" calcext:value-type="string">
            <text:p>Express_Disdai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ands_Fist_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le_Packag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kirt_smallbutt</text:p>
          </table:table-cell>
          <table:table-cell office:value-type="float" office:value="46" calcext:value-type="float">
            <text:p>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ir_Big_Fr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ulbous_Nose_Tip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&lt;texture local_texture="eyes_tattoo"/&gt;</text:p>
          </table:table-cell>
          <table:table-cell/>
          <table:table-cell office:value-type="string" calcext:value-type="string">
            <text:p>Express_Embarrassed_Emo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_Peace_R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uscular_Leg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kirt_tight</text:p>
          </table:table-cell>
          <table:table-cell office:value-type="float" office:value="164" calcext:value-type="float">
            <text:p>16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ir_Big_To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left_Chin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xpress_Frow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_Point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addlebags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ir_Egg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left_Chin_Uppe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Express_Kis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nds_Point_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Scrawny_Legs</text:p>
          </table:table-cell>
          <table:table-cell office:value-type="float" office:value="509" calcext:value-type="float">
            <text:p>509</text:p>
          </table:table-cell>
          <table:table-cell table:style-name="ce4" office:value-type="string" calcext:value-type="string">
            <text:p>skirt_length_alpha.tg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Forehead_Round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Crooked_Nose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string" calcext:value-type="string">
            <text:p>Express_Laugh_Emo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nds_Point_R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hoe_Heel_Height</text:p>
          </table:table-cell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skirt_slit_back_alpha.tg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Forehead_Slan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eep_Chin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Express_Repulsed_Emo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nds_Relaxed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Shoe_Heel_Point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skirt_slit_front_alpha.tg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Front_Down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isplace_Hair_Facial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string" calcext:value-type="string">
            <text:p>Express_Sad_Emot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ands_Relaxed_L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hoe_Heel_Thick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skirt_slit_left_alpha.tg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Front_Up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ouble_Chin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Express_Shrug_Emo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nds_Relaxed_R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hoe_Platform_Height</text:p>
          </table:table-cell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skirt_slit_right_alpha.tg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art_Lef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ars_Out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Express_Smi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_Salute_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Shoe_Platform_Width</text:p>
          </table:table-cell>
          <table:table-cell office:value-type="float" office:value="100" calcext:value-type="float">
            <text:p>100</text:p>
          </table:table-cell>
          <table:table-cell table:style-name="ce9"/>
          <table:table-cell table:number-columns-repeated="1011"/>
        </table:table-row>
        <table:table-row table:style-name="ro2">
          <table:table-cell office:value-type="string" calcext:value-type="string">
            <text:p>Hair_Part_Midd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gg_Head</text:p>
          </table:table-cell>
          <table:table-cell office:value-type="float" office:value="1044" calcext:value-type="float">
            <text:p>1044</text:p>
          </table:table-cell>
          <table:table-cell table:number-columns-repeated="2"/>
          <table:table-cell office:value-type="string" calcext:value-type="string">
            <text:p>Express_Surprise_Emot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ands_Spread_R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hoe_Toe_Poin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kirtMesh lod=0 min_pixel_width=320 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art_Righ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longate_Head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string" calcext:value-type="string">
            <text:p>Express_Tongue_Ou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ands_Typing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Shoe_Toe_Squa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kirtMesh lod=1 min_pixel_width=1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igtails_Lo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Afrai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Toothsmil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ve_Handl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hoe_Toe_Thic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kirtMesh lod=2 min_pixel_width=8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igtails_Me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Anger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xpress_Wink_Emot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_Tors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mall_But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kirtMesh lod=3 min_pixel_width=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igtails_Medlo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Bor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ye_Sprea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uscular_Torso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default_lowerbodyParall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kirtMesh lod=4 min_pixel_width=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igtails_Shor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press_Closed_Mouth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Eyelid_Corner_U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_Chest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style-name="ce9"/>
          <table:table-cell table:number-columns-repeated="1011"/>
        </table:table-row>
        <table:table-row table:style-name="ro2">
          <table:table-cell office:value-type="string" calcext:value-type="string">
            <text:p>Hair_Ponytail_Long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Cry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yelid_Inner_Corner_U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crawny_Torso</text:p>
          </table:table-cell>
          <table:table-cell office:value-type="float" office:value="1192" calcext:value-type="float">
            <text:p>1192</text:p>
          </table:table-cell>
          <table:table-cell table:number-columns-repeated="2"/>
          <table:table-cell table:style-name="ce9" office:value-type="string" calcext:value-type="string">
            <text:p>&lt;texture local_texture="skir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onytail_Me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Disdain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Head_Eyes_Bi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rawny_Torso_Male</text:p>
          </table:table-cell>
          <table:table-cell office:value-type="float" office:value="1198" calcext:value-type="float">
            <text:p>1198</text:p>
          </table:table-cell>
          <table:table-cell table:style-name="ce4" office:value-type="string" calcext:value-type="string">
            <text:p>body_skingrain.tga</text:p>
          </table:table-cell>
          <table:table-cell/>
          <table:table-cell office:value-type="string" calcext:value-type="string">
            <text:p>&lt;texture local_texture="skirt_tatto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ir_Ponytail_Shor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press_Embarrass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Ol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hirtsleeve_flair</text:p>
          </table:table-cell>
          <table:table-cell office:value-type="float" office:value="373" calcext:value-type="float">
            <text:p>373</text:p>
          </table:table-cell>
          <table:table-cell table:style-name="ce4" office:value-type="string" calcext:value-type="string">
            <text:p>bodyfreckles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Round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Frown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Pop_Ey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mall_Chest</text:p>
          </table:table-cell>
          <table:table-cell office:value-type="float" office:value="161" calcext:value-type="float">
            <text:p>161</text:p>
          </table:table-cell>
          <table:table-cell table:style-name="ce4" office:value-type="string" calcext:value-type="string">
            <text:p>bump_lowerbody_base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Rumpled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xpress_Kiss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Shear_Hea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fault_upperbodyParallel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bump_pants_wrinkles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hear_Back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xpress_Laugh_Emote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office:value-type="string" calcext:value-type="string">
            <text:p>Squash_Stretch_Hea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jacket_length_lower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hear_Fron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xpress_Open_Mouth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Upper_Eyelid_Fol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4" office:value-type="string" calcext:value-type="string">
            <text:p>jacket_open_lower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ides_Down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xpress_Repulse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Wide_Eyes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body_skingrain.tga</text:p>
          </table:table-cell>
          <table:table-cell/>
          <table:table-cell table:style-name="ce4" office:value-type="string" calcext:value-type="string">
            <text:p>lowerbody_color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ides_Full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xpress_Sad_Emot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yelashes_Long</text:p>
          </table:table-cell>
          <table:table-cell/>
          <table:table-cell table:style-name="ce4" office:value-type="string" calcext:value-type="string">
            <text:p>bump_shirt_wrinkles.tga</text:p>
          </table:table-cell>
          <table:table-cell/>
          <table:table-cell table:style-name="ce4" office:value-type="string" calcext:value-type="string">
            <text:p>lowerbody_highlights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ides_Up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Express_Shrug_Emote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bump_shirt_wrinkles.tga</text:p>
          </table:table-cell>
          <table:table-cell/>
          <table:table-cell table:style-name="ce4" office:value-type="string" calcext:value-type="string">
            <text:p>lowerbody_shading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pike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press_Smile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string" calcext:value-type="string">
            <text:p>eyelashMesh lod=0 min_pixel_width=320 </text:p>
          </table:table-cell>
          <table:table-cell/>
          <table:table-cell table:style-name="ce4" office:value-type="string" calcext:value-type="string">
            <text:p>bump_upperbody_base.tga</text:p>
          </table:table-cell>
          <table:table-cell/>
          <table:table-cell table:style-name="ce4" office:value-type="string" calcext:value-type="string">
            <text:p>pants_length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quare_Head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Express_Surprise_Emote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glove_length_alpha.tga</text:p>
          </table:table-cell>
          <table:table-cell/>
          <table:table-cell table:style-name="ce4" office:value-type="string" calcext:value-type="string">
            <text:p>pants_waist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quash_Stretch_Hea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Tongue_Out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gloves_fingers_alpha.tga</text:p>
          </table:table-cell>
          <table:table-cell/>
          <table:table-cell table:style-name="ce4" office:value-type="string" calcext:value-type="string">
            <text:p>shoe_height_alpha.tg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Swept_Back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xpress_Toothsmile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jacket_length_upper_alpha.tga</text:p>
          </table:table-cell>
          <table:table-cell/>
          <table:table-cell table:style-name="ce9"/>
          <table:table-cell table:number-columns-repeated="1013"/>
        </table:table-row>
        <table:table-row table:style-name="ro2">
          <table:table-cell office:value-type="string" calcext:value-type="string">
            <text:p>Hair_Swept_Forward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ress_Wink_Emote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jacket_open_upper_alpha.tga</text:p>
          </table:table-cell>
          <table:table-cell/>
          <table:table-cell office:value-type="string" calcext:value-type="string">
            <text:p>lowerBodyMesh lod=0 min_pixel_width=320 <text:s/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Taper_Back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Express_Worry_Emote</text:p>
          </table:table-cell>
          <table:table-cell office:value-type="float" office:value="1106" calcext:value-type="float">
            <text:p>1106</text:p>
          </table:table-cell>
          <table:table-cell table:number-columns-repeated="4"/>
          <table:table-cell table:style-name="ce4" office:value-type="string" calcext:value-type="string">
            <text:p>nailpolish_alpha.tga</text:p>
          </table:table-cell>
          <table:table-cell/>
          <table:table-cell office:value-type="string" calcext:value-type="string">
            <text:p>lowerBodyMesh lod=1 min_pixel_width=1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Taper_Front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Eye_Spread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style-name="ce4" office:value-type="string" calcext:value-type="string">
            <text:p>shirt_bottom_alpha.tga</text:p>
          </table:table-cell>
          <table:table-cell/>
          <table:table-cell office:value-type="string" calcext:value-type="string">
            <text:p>lowerBodyMesh lod=2 min_pixel_width=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Tilt_Left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yelid_Corner_Up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style-name="ce4" office:value-type="string" calcext:value-type="string">
            <text:p>shirt_collar_alpha.tga</text:p>
          </table:table-cell>
          <table:table-cell/>
          <table:table-cell office:value-type="string" calcext:value-type="string">
            <text:p>lowerBodyMesh lod=3 min_pixel_width=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Tilt_Right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yelid_Inner_Corner_Up</text:p>
          </table:table-cell>
          <table:table-cell table:number-columns-repeated="5"/>
          <table:table-cell table:style-name="ce4" office:value-type="string" calcext:value-type="string">
            <text:p>shirt_collar_back_alpha.tga</text:p>
          </table:table-cell>
          <table:table-cell/>
          <table:table-cell office:value-type="string" calcext:value-type="string">
            <text:p>lowerBodyMesh lod=4 min_pixel_width=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_Volume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Head_Eyes_Big</text:p>
          </table:table-cell>
          <table:table-cell table:number-columns-repeated="5"/>
          <table:table-cell table:style-name="ce4" office:value-type="string" calcext:value-type="string">
            <text:p>shirt_sleeve_alpha.tg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ir_Volume_Small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Fat_Head</text:p>
          </table:table-cell>
          <table:table-cell office:value-type="float" office:value="314" calcext:value-type="float">
            <text:p>314</text:p>
          </table:table-cell>
          <table:table-cell table:number-columns-repeated="4"/>
          <table:table-cell table:style-name="ce4" office:value-type="string" calcext:value-type="string">
            <text:p>upperbody_color.tga</text:p>
          </table:table-cell>
          <table:table-cell/>
          <table:table-cell office:value-type="string" calcext:value-type="string">
            <text:p>&lt;texture local_texture="lower_bodypain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ear_Head_Hair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Fat_Lower_Lip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4" office:value-type="string" calcext:value-type="string">
            <text:p>upperbody_highlights_alpha.tga</text:p>
          </table:table-cell>
          <table:table-cell/>
          <table:table-cell office:value-type="string" calcext:value-type="string">
            <text:p>&lt;texture local_texture="lower_tattoo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Fat_Upper_Lip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4" office:value-type="string" calcext:value-type="string">
            <text:p>upperbody_shading_alpha.tga</text:p>
          </table:table-cell>
          <table:table-cell/>
          <table:table-cell office:value-type="string" calcext:value-type="string">
            <text:p>&lt;texture local_texture="lower_universal_tattoo</text:p>
          </table:table-cell>
          <table:table-cell table:number-columns-repeated="1013"/>
        </table:table-row>
        <table:table-row table:style-name="ro2">
          <table:table-cell table:style-name="ce4"/>
          <table:table-cell/>
          <table:table-cell office:value-type="string" calcext:value-type="string">
            <text:p>Forehead_Round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style-name="ce4" office:value-type="string" calcext:value-type="string">
            <text:p>upperbodyfreckles_alpha.tga</text:p>
          </table:table-cell>
          <table:table-cell/>
          <table:table-cell office:value-type="string" calcext:value-type="string">
            <text:p>&lt;texture local_texture="lower_underpant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<text:s/>lod=0 <text:s/>min_pixel_width=320</text:p>
          </table:table-cell>
          <table:table-cell/>
          <table:table-cell office:value-type="string" calcext:value-type="string">
            <text:p>Forehead_Slant</text:p>
          </table:table-cell>
          <table:table-cell office:value-type="float" office:value="102" calcext:value-type="float">
            <text:p>102</text:p>
          </table:table-cell>
          <table:table-cell table:number-columns-repeated="6"/>
          <table:table-cell office:value-type="string" calcext:value-type="string">
            <text:p>&lt;texture local_texture="lower_sock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lod=1 <text:s/>min_pixel_width=160</text:p>
          </table:table-cell>
          <table:table-cell/>
          <table:table-cell office:value-type="string" calcext:value-type="string">
            <text:p>Frown_Mouth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table:style-name="ce11" office:value-type="string" calcext:value-type="string">
            <text:p>upperBodyMesh lod=0 min_pixel_width=320 </text:p>
          </table:table-cell>
          <table:table-cell/>
          <table:table-cell office:value-type="string" calcext:value-type="string">
            <text:p>&lt;texture local_texture="lower_sho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lod=2 fmin_pixel_width=80</text:p>
          </table:table-cell>
          <table:table-cell/>
          <table:table-cell office:value-type="string" calcext:value-type="string">
            <text:p>Furrowed_Eyebrows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style-name="ce11" office:value-type="string" calcext:value-type="string">
            <text:p>upperBodyMesh lod=1 min_pixel_width=160</text:p>
          </table:table-cell>
          <table:table-cell/>
          <table:table-cell office:value-type="string" calcext:value-type="string">
            <text:p>&lt;texture local_texture="lower_pant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lod=3min_pixel_width=40</text:p>
          </table:table-cell>
          <table:table-cell/>
          <table:table-cell office:value-type="string" calcext:value-type="string">
            <text:p>Head_Eyes_Big</text:p>
          </table:table-cell>
          <table:table-cell office:value-type="float" office:value="92" calcext:value-type="float">
            <text:p>92</text:p>
          </table:table-cell>
          <table:table-cell table:number-columns-repeated="4"/>
          <table:table-cell table:style-name="ce11" office:value-type="string" calcext:value-type="string">
            <text:p>upperBodyMesh lod=2 min_pixel_width=80</text:p>
          </table:table-cell>
          <table:table-cell/>
          <table:table-cell office:value-type="string" calcext:value-type="string">
            <text:p>&lt;texture local_texture="lower_jacke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lod=4 min_pixel_width=20</text:p>
          </table:table-cell>
          <table:table-cell/>
          <table:table-cell office:value-type="string" calcext:value-type="string">
            <text:p>High_Cheek_Bones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style-name="ce11" office:value-type="string" calcext:value-type="string">
            <text:p>upperBodyMesh lod=3 min_pixel_width=40</text:p>
          </table:table-cell>
          <table:table-cell/>
          <table:table-cell office:value-type="string" calcext:value-type="string">
            <text:p>&lt;texture local_texture="lower_alph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irMesh lod=5min_pixel_width=0</text:p>
          </table:table-cell>
          <table:table-cell/>
          <table:table-cell office:value-type="string" calcext:value-type="string">
            <text:p>Jaw_Angle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11" office:value-type="string" calcext:value-type="string">
            <text:p>upperBodyMesh lod=4 min_pixel_width=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Jaw_Jut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&lt;texture local_texture="hair_grain"/&gt;</text:p>
          </table:table-cell>
          <table:table-cell/>
          <table:table-cell office:value-type="string" calcext:value-type="string">
            <text:p>Jowls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string" calcext:value-type="string">
            <text:p>&lt;texture local_texture="upper_bodypaint"/&gt;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&lt;texture local_texture="hair_alpha"/&gt;</text:p>
          </table:table-cell>
          <table:table-cell/>
          <table:table-cell office:value-type="string" calcext:value-type="string">
            <text:p>Lip_Cleft_Deep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&lt;texture local_texture="upper_tattoo"/&gt;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&lt;texture local_texture="hair_tattoo"/&gt;</text:p>
          </table:table-cell>
          <table:table-cell/>
          <table:table-cell office:value-type="string" calcext:value-type="string">
            <text:p>Lips_Fat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office:value-type="string" calcext:value-type="string">
            <text:p>&lt;texture local_texture="upper_universal_tattoo"/&gt;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Lips_Thin</text:p>
          </table:table-cell>
          <table:table-cell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&lt;texture local_texture="upper_undershirt"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Lipsync_Aah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string" calcext:value-type="string">
            <text:p>&lt;texture local_texture="upper_gloves"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Lipsync_Ooh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string" calcext:value-type="string">
            <text:p>&lt;texture local_texture="upper_shirt"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Low_Septum_Nose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&lt;texture local_texture="upper_jacket"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Lower_Bridge_Nos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&lt;texture local_texture="upper_alpha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Lower_Eyebrows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ale_Head</text:p>
          </table:table-cell>
          <table:table-cell office:value-type="float" office:value="388" calcext:value-type="float">
            <text:p>388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Mouth_Height</text:p>
          </table:table-cell>
          <table:table-cell office:value-type="float" office:value="272" calcext:value-type="float">
            <text:p>27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oble_Nose_Bridge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ose_Big_Out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Old</text:p>
          </table:table-cell>
          <table:table-cell office:value-type="float" office:value="774" calcext:value-type="float">
            <text:p>77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inty_Ears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inty_Eyebrows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p_Eye</text:p>
          </table:table-cell>
          <table:table-cell office:value-type="float" office:value="251" calcext:value-type="float">
            <text:p>25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uffy_Lower_Lids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uffy_Upper_Cheeks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Round_Head</text:p>
          </table:table-cell>
          <table:table-cell office:value-type="float" office:value="504" calcext:value-type="float">
            <text:p>50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hear_Head</text:p>
          </table:table-cell>
          <table:table-cell office:value-type="float" office:value="938" calcext:value-type="float">
            <text:p>93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hift_Mouth</text:p>
          </table:table-cell>
          <table:table-cell office:value-type="float" office:value="390" calcext:value-type="float">
            <text:p>39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mile_Mouth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quare_Head</text:p>
          </table:table-cell>
          <table:table-cell office:value-type="float" office:value="496" calcext:value-type="float">
            <text:p>49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quare_Jaw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quash_Stretch_Head</text:p>
          </table:table-cell>
          <table:table-cell office:value-type="float" office:value="1104" calcext:value-type="float">
            <text:p>110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unken_Cheeks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urprised_Eyebrows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all_Lips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Upper_Eyelid_Fold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Upturned_Nose_Tip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eak_Chin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Eyes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Lip_Cleft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Lips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Lower_Lip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Nose</text:p>
          </table:table-cell>
          <table:table-cell office:value-type="float" office:value="162" calcext:value-type="float">
            <text:p>16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Nose_Bridge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e_Upper_Lip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orried_Eyebrows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blush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bump_face_wrinkles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bump_head_base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eyebrow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eyeliner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eyeshadow_inner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eyeshadow_outer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facehair_chincurtain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facehair_moustache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facehair_sideburn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facehair_soulpatch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freckle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head_color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head_hair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head_highlight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head_shading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head_skingrain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head_wrinkles_highlights_alpha.tga</text:p>
          </table:table-cell>
          <table:table-cell office:value-type="string" calcext:value-type="string">
            <text:p>not in Character folder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lipgloss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lips_mask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lipstick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rosyface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head_alpha.tg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 calcext:value-type="string">
            <text:p>headMesh lod=0 min_pixel_width=320 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 calcext:value-type="string">
            <text:p>headMesh lod=1 min_pixel_width=16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 calcext:value-type="string">
            <text:p>headMesh lod=2 min_pixel_width=8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 calcext:value-type="string">
            <text:p>headMesh lod=3 min_pixel_width=4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office:value-type="string" calcext:value-type="string">
            <text:p>headMesh lod=4 min_pixel_width=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number-columns-repeated="2"/>
          <table:table-cell table:style-name="ce9" office:value-type="string" calcext:value-type="string">
            <text:p>&lt;texture local_texture="head_bodypaint"/&gt;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&lt;texture local_texture="head_alpha"/&gt;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&lt;texture local_texture="head_tattoo"/&gt;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&lt;texture local_texture="head_universal_tattoo"/&gt;</text:p>
          </table:table-cell>
          <table:table-cell table:number-columns-repeated="1021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M15:Sheet1.M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number-style style:name="N133">
      <number:number number:decimal-places="9" loext:min-decimal-places="9" number:min-integer-digits="1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3" loext:min-decimal-places="3" number:min-integer-digits="1" number:grouping="true"/>
    </number:number-style>
    <number:number-style style:name="N136">
      <number:number number:decimal-places="4" loext:min-decimal-places="4" number:min-integer-digits="1" number:grouping="true"/>
    </number:number-style>
    <number:number-style style:name="N137">
      <number:number number:decimal-places="5" loext:min-decimal-places="5" number:min-integer-digits="1" number:grouping="true"/>
    </number:number-style>
    <number:number-style style:name="N138">
      <number:number number:decimal-places="6" loext:min-decimal-places="6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17:50:26.1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 Radius</meta:initial-creator>
    <meta:creation-date>2020-10-08T10:41:53.067000000</meta:creation-date>
    <dc:date>2020-10-13T18:50:00.468000000</dc:date>
    <dc:creator>Ada Radius</dc:creator>
    <meta:editing-duration>PT21M43S</meta:editing-duration>
    <meta:editing-cycles>5</meta:editing-cycles>
    <meta:generator>LibreOffice/6.0.7.3$Windows_X86_64 LibreOffice_project/dc89aa7a9eabfd848af146d5086077aeed2ae4a5</meta:generator>
    <meta:document-statistic meta:table-count="1" meta:cell-count="626" meta:object-count="0"/>
  </office:meta>
</office:document-meta>
</file>